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70000290900001FF1E8D3781D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51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ogos XGamer</text:p>
      <text:p text:style-name="P1"><draw:frame draw:style-name="fr1" draw:name="figura1" text:anchor-type="paragraph" svg:x="2.902cm" svg:y="0.323cm" svg:width="10.506cm" svg:height="8.177cm" draw:z-index="0"><draw:image xlink:href="Pictures/200000070000290900001FF1E8D3781D.svm" xlink:type="simple" xlink:show="embed" xlink:actuate="onLoad"/></draw:frame></text:p>
      <text:p text:style-name="Standard"/>
      <text:p text:style-name="P2">1) Criação dos Esquemas Relacionais</text:p>
      <text:p text:style-name="Standard"/>
      <text:p text:style-name="Standard">JOGADOR (<text:span text:style-name="T1">Id</text:span>, Nome, Idade, Apelido)</text:p>
      <text:p text:style-name="Standard"/>
      <text:p text:style-name="Standard">FABRICANTE (<text:span text:style-name="T1">Id</text:span>, Nome, Localizacao)</text:p>
      <text:p text:style-name="Standard"/>
      <text:p text:style-name="Standard">PRODUTORA (<text:span text:style-name="T1">Id</text:span>, Nome, Localizacao)</text:p>
      <text:p text:style-name="Standard"/>
      <text:p text:style-name="Standard">CATEGORIA(<text:span text:style-name="T1">Id_Categoria</text:span>, Genero, Classificacao)</text:p>
      <text:p text:style-name="Standard"/>
      <text:p text:style-name="Standard">CONSOLE (<text:span text:style-name="T1">Id</text:span>, Nome, Id_Fabricante)</text:p>
      <text:p text:style-name="Standard"/>
      <text:p text:style-name="Standard">JOGO (<text:span text:style-name="T1">Id</text:span>, Nome, Ano_Lancamento, Id_Produtora, Id_Categoria)</text:p>
      <text:p text:style-name="Standard"/>
      <text:p text:style-name="Standard">JOGA (<text:span text:style-name="T1">Id_Jogador,</text:span> <text:span text:style-name="T1">Id_Jogo</text:span>, <text:span text:style-name="T1">Id_Console</text:span>, Nota, Ano_Jogou)</text:p>
      <text:p text:style-name="Standard"/>
      <text:p text:style-name="Standard"/>
      <text:p text:style-name="P2">2) Criação das tabelas com índices e chaves primarias e chaves estrangeiras</text:p>
      <text:p text:style-name="Standard"/>
      <text:p text:style-name="Standard"/>
      <text:p text:style-name="Standard">CREATE TABLE Jogador (</text:p>
      <text:p text:style-name="Standard"><text:tab/>Id INTEGER NOT NULL AUTO_INCREMENT,</text:p>
      <text:p text:style-name="Standard"><text:tab/>Nome VARCHAR(60) NOT NULL,</text:p>
      <text:p text:style-name="Standard"><text:tab/>Idade INTEGER(2) NOT NULL,</text:p>
      <text:p text:style-name="Standard"><text:tab/>Apelido VARCHAR(30),</text:p>
      <text:p text:style-name="Standard"><text:tab/>PRIMARY KEY(Id),</text:p>
      <text:p text:style-name="Standard"><text:tab/>INDEX(Nome)</text:p>
      <text:p text:style-name="Standard">);</text:p>
      <text:p text:style-name="Standard"/>
      <text:p text:style-name="Standard"/>
      <text:p text:style-name="Standard"/>
      <text:p text:style-name="Standard"><text:soft-page-break/>CREATE TABLE Fabricante (</text:p>
      <text:p text:style-name="Standard"><text:tab/>Id INTEGER NOT NULL AUTO_INCREMENT,</text:p>
      <text:p text:style-name="Standard"><text:tab/>Nome VARCHAR(60) NOT NULL,</text:p>
      <text:p text:style-name="Standard"><text:tab/>Localizacao VARCHAR(30),</text:p>
      <text:p text:style-name="Standard"><text:tab/>PRIMARY KEY(Id),</text:p>
      <text:p text:style-name="Standard"><text:tab/>INDEX(Nome),</text:p>
      <text:p text:style-name="Standard"><text:tab/>UNIQUE(Nome)</text:p>
      <text:p text:style-name="Standard">);</text:p>
      <text:p text:style-name="Standard"/>
      <text:p text:style-name="Standard">CREATE TABLE Produtora (</text:p>
      <text:p text:style-name="Standard"><text:tab/>Id INTEGER NOT NULL AUTO_INCREMENT,</text:p>
      <text:p text:style-name="Standard"><text:tab/>Nome VARCHAR(60) NOT NULL,</text:p>
      <text:p text:style-name="Standard"><text:tab/>Localizacao VARCHAR(30),</text:p>
      <text:p text:style-name="Standard"><text:tab/>PRIMARY KEY(Id),</text:p>
      <text:p text:style-name="Standard"><text:tab/>INDEX(Nome),</text:p>
      <text:p text:style-name="Standard"><text:tab/>UNIQUE(Nome)</text:p>
      <text:p text:style-name="Standard">);</text:p>
      <text:p text:style-name="Standard"/>
      <text:p text:style-name="Standard">CREATE TABLE Categoria (</text:p>
      <text:p text:style-name="Standard"><text:tab/>Id INTEGER NOT NULL AUTO_INCREMENT,</text:p>
      <text:p text:style-name="Standard"><text:tab/>Genero VARCHAR(60) NOT NULL,</text:p>
      <text:p text:style-name="Standard"><text:tab/>Classificacao VARCHAR(30),</text:p>
      <text:p text:style-name="Standard"><text:tab/>PRIMARY KEY(Id),</text:p>
      <text:p text:style-name="Standard"><text:tab/>INDEX(Genero),</text:p>
      <text:p text:style-name="Standard"><text:tab/>UNIQUE(Genero)</text:p>
      <text:p text:style-name="Standard">);</text:p>
      <text:p text:style-name="Standard"/>
      <text:p text:style-name="Standard">CREATE TABLE Console (</text:p>
      <text:p text:style-name="Standard"><text:tab/>Id INTEGER NOT NULL AUTO_INCREMENT,</text:p>
      <text:p text:style-name="Standard"><text:tab/>Nome VARCHAR(60) NOT <text:s/>NULL,</text:p>
      <text:p text:style-name="Standard"><text:tab/>Id_Fabricante INTEGER NOT NULL, </text:p>
      <text:p text:style-name="Standard"><text:tab/>PRIMARY KEY(Id),</text:p>
      <text:p text:style-name="Standard"><text:tab/>INDEX(Nome),</text:p>
      <text:p text:style-name="Standard"><text:tab/>FOREIGN KEY(Id_Fabricante) REFERENCES Fabricante(Id)</text:p>
      <text:p text:style-name="Standard"><text:tab/>ON DELETE CASCADE</text:p>
      <text:p text:style-name="Standard"><text:tab/>ON UPDATE CASCADE</text:p>
      <text:p text:style-name="Standard">);</text:p>
      <text:p text:style-name="Standard"/>
      <text:p text:style-name="Standard">CREATE TABLE Jogo (</text:p>
      <text:p text:style-name="Standard"><text:tab/>Id INTEGER NOT NULL AUTO_INCREMENT,</text:p>
      <text:p text:style-name="Standard"><text:tab/>Nome VARCHAR(120) NOT NULL,</text:p>
      <text:p text:style-name="Standard"><text:tab/>Ano_Lancamento INTEGER(4) NOT NULL,</text:p>
      <text:p text:style-name="Standard"><text:tab/>Id_Produtora INTEGER NOT NULL,</text:p>
      <text:p text:style-name="Standard"><text:tab/>Id_Categoria INTEGER NOT NULL,</text:p>
      <text:p text:style-name="Standard"><text:tab/>PRIMARY KEY(Id),</text:p>
      <text:p text:style-name="Standard"><text:tab/>INDEX(Nome),</text:p>
      <text:p text:style-name="Standard"><text:tab/>FOREIGN KEY(Id_Produtora) REFERENCES Produtora(Id)</text:p>
      <text:p text:style-name="Standard"><text:tab/>ON DELETE CASCADE</text:p>
      <text:p text:style-name="Standard"><text:tab/>ON UPDATE CASCADE,</text:p>
      <text:p text:style-name="Standard"><text:tab/>FOREIGN KEY(Id_Categoria) REFERENCES Categoria(Id)</text:p>
      <text:p text:style-name="Standard"><text:tab/>ON DELETE CASCADE</text:p>
      <text:p text:style-name="Standard"><text:tab/>ON UPDATE CASCADE );<text:tab/><text:tab/><text:tab/></text:p>
      <text:p text:style-name="Standard"><text:soft-page-break/>CREATE TABLE Joga (</text:p>
      <text:p text:style-name="Standard"><text:tab/>Id_Jogador INTEGER NOT NULL,</text:p>
      <text:p text:style-name="Standard"><text:tab/>Id_Jogo INTEGER NOT NULL,</text:p>
      <text:p text:style-name="Standard"><text:tab/>Id_Console INTEGER NOT NULL,</text:p>
      <text:p text:style-name="Standard"><text:tab/>Nota INTEGER(2) NOT NULL,</text:p>
      <text:p text:style-name="Standard"><text:tab/>Ano_Jogou INTEGER(4) NOT NULL,</text:p>
      <text:p text:style-name="Standard"><text:tab/>PRIMARY KEY(Id_Jogador, Id_Jogo, Id_Console),</text:p>
      <text:p text:style-name="Standard"><text:tab/>INDEX (Id_Jogador, Id_Jogo, Id_Console),</text:p>
      <text:p text:style-name="Standard"><text:tab/>FOREIGN KEY(Id_Jogador) REFERENCES Jogador(Id)</text:p>
      <text:p text:style-name="Standard"><text:tab/>ON DELETE CASCADE</text:p>
      <text:p text:style-name="Standard"><text:tab/>ON UPDATE CASCADE,</text:p>
      <text:p text:style-name="Standard"><text:tab/>FOREIGN KEY(Id_Jogo) REFERENCES Jogo(Id)</text:p>
      <text:p text:style-name="Standard"><text:tab/>ON DELETE CASCADE</text:p>
      <text:p text:style-name="Standard"><text:tab/>ON UPDATE CASCADE,<text:tab/></text:p>
      <text:p text:style-name="Standard"><text:tab/>FOREIGN KEY(Id_Console) REFERENCES Console(Id)</text:p>
      <text:p text:style-name="Standard"><text:tab/>ON DELETE CASCADE</text:p>
      <text:p text:style-name="Standard"><text:tab/>ON UPDATE CASCADE</text:p>
      <text:p text:style-name="Standard">);</text:p>
      <text:p text:style-name="Standard"/>
      <text:p text:style-name="P2">3) Cadastro completo do modelo</text:p>
      <text:p text:style-name="P3"/>
      <text:p text:style-name="P3">TABELA Jogador</text:p>
      <text:p text:style-name="Text_20_body">INSERT INTO Jogador(Nome, Idade, Apelido) VALUES (“João Silva”, 13, “Joãozinho”);</text:p>
      <text:p text:style-name="Text_20_body">INSERT INTO Jogador(Nome, Idade, Apelido) VALUES (“Ronaldo Hassen”, 18, “Ronaldão”);</text:p>
      <text:p text:style-name="Text_20_body">INSERT INTO Jogador(Nome, Idade, Apelido) VALUES (“Beatriz Tavares”, 7, “Bia”);</text:p>
      <text:p text:style-name="Text_20_body">INSERT INTO Jogador(Nome, Idade, Apelido) VALUES (“Maria Pereira”, 10, “Mariazinha”);</text:p>
      <text:p text:style-name="Text_20_body">INSERT INTO Jogador(Nome, Idade, Apelido) VALUES (“Sebastiao”, 20, “Tião”);</text:p>
      <text:p text:style-name="P3"/>
      <text:p text:style-name="P3">TABELA <text:s/>Fabricante</text:p>
      <text:p text:style-name="P7">INSERT INTO Fabricante (Nome, Localizacao) VALUES (“Nintendo ”, “Japao” );</text:p>
      <text:p text:style-name="P7">INSERT INTO Fabricante (Nome, Localizacao) VALUES (“Sony”, “Japao” );</text:p>
      <text:p text:style-name="P7">INSERT INTO Fabricante (Nome, Localizacao) VALUES (“Microsoft”, “Estados Unidos”);</text:p>
      <text:p text:style-name="Text_20_body"/>
      <text:p text:style-name="P3">TABELA <text:s/>Produtora</text:p>
      <text:p text:style-name="Standard"><text:span text:style-name="T2">INSERT INTO </text:span>Produtora (Nome, Localizacao) VALUES (“SCE Studios Santa Monica”, “Califórnia”);</text:p>
      <text:p text:style-name="Standard"><text:span text:style-name="T2">INSERT INTO </text:span>Produtora (Nome, Localizacao) VALUES (“Nintendo Company, Limited”, “Kyoto”);</text:p>
      <text:p text:style-name="Standard"><text:span text:style-name="T2">INSERT INTO </text:span>Produtora (Nome, Localizacao) VALUES (“Bungie Studios”, “Washington”);</text:p>
      <text:p text:style-name="Standard"><text:span text:style-name="T2">INSERT INTO </text:span>Produtora (Nome, Localizacao) VALUES (“Epic Games”, “Maryland”);</text:p>
      <text:p text:style-name="Standard"><text:span text:style-name="T2">INSERT INTO </text:span>Produtora (Nome, Localizacao) VALUES (“Planet Moon Studios”, “California”);</text:p>
      <text:p text:style-name="Standard"/>
      <text:p text:style-name="Standard"/>
      <text:p text:style-name="Standard"/>
      <text:p text:style-name="Standard"/>
      <text:p text:style-name="Standard"/>
      <text:p text:style-name="P3"><text:soft-page-break/>TABELA <text:s/>Categoria</text:p>
      <text:p text:style-name="Standard"/>
      <text:p text:style-name="Standard"><text:span text:style-name="T2">INSERT INTO Categoria (</text:span>Genero, Classificacao) VALUES (“Ação-Aventura”, “Maiores de 17 anos”);</text:p>
      <text:p text:style-name="Standard"><text:span text:style-name="T2">INSERT INTO Categoria (</text:span>Genero, Classificacao) VALUES (“Corrida de Kart”, “Maiores de 6 anos” );</text:p>
      <text:p text:style-name="Standard"><text:span text:style-name="T2">INSERT INTO Categoria (</text:span>Genero, Classificacao) VALUES (“Simulação de Cães”, “Livre” );</text:p>
      <text:p text:style-name="Standard"><text:span text:style-name="T2">INSERT INTO Categoria (</text:span>Genero, Classificacao) VALUES (“Tiro em primeira pessoa”, “Maiores de 17 anos” );</text:p>
      <text:p text:style-name="Standard"><text:span text:style-name="T2">INSERT INTO Categoria (</text:span>Genero, Classificacao) VALUES (“Tiro em terceira pessoa”, “Maiores de 18 anos” );</text:p>
      <text:p text:style-name="Standard"/>
      <text:p text:style-name="P3">TABELA <text:s/>Console</text:p>
      <text:p text:style-name="Standard"><text:span text:style-name="T2">INSERT INTO Console (</text:span>Nome, Id_Fabricante) VALUES (“PlayStation 2”, 2);</text:p>
      <text:p text:style-name="Standard"><text:span text:style-name="T2">INSERT INTO Console (</text:span>Nome, Id_Fabricante) VALUES (“PlayStation 3”, 2);</text:p>
      <text:p text:style-name="Standard"><text:span text:style-name="T2">INSERT INTO Console (</text:span>Nome, Id_Fabricante) VALUES (“Xbox 360”, 3);</text:p>
      <text:p text:style-name="Standard"><text:span text:style-name="T2">INSERT INTO Console (</text:span>Nome, Id_Fabricante) VALUES (“Wii”, 1);</text:p>
      <text:p text:style-name="Standard"><text:span text:style-name="T2">INSERT INTO Console (</text:span>Nome, Id_Fabricante) VALUES (“Nintendo GameCube”, 1);</text:p>
      <text:p text:style-name="Standard"><text:span text:style-name="T2">INSERT INTO Console (</text:span>Nome, Id_Fabricante) VALUES (“Nintendo DS”, 1);</text:p>
      <text:p text:style-name="Standard"/>
      <text:p text:style-name="Standard"/>
      <text:p text:style-name="P3">TABELA <text:s/>Jogo</text:p>
      <text:p text:style-name="Standard"/>
      <text:p text:style-name="Standard">INSERT INTO Jogo (Nome, Ano_Lancamento, Id_Produtora, Id_Categoria) VALUES (“God of War”, 2005, 1, 1);</text:p>
      <text:p text:style-name="Standard">INSERT INTO Jogo (Nome, Ano_Lancamento, Id_Produtora, Id_Categoria) VALUES (“God of War III”, 2010, 1, 1);</text:p>
      <text:p text:style-name="Standard">INSERT INTO Jogo (Nome, Ano_Lancamento, Id_Produtora, Id_Categoria) VALUES (“Mario Kart Wii”, 2008, 2, <text:s/>2);</text:p>
      <text:p text:style-name="Standard">INSERT INTO Jogo (Nome, Ano_Lancamento, Id_Produtora, Id_Categoria) VALUES (“Nintendogs”, 2005, 2, 3);</text:p>
      <text:p text:style-name="Standard">INSERT INTO Jogo (Nome, Ano_Lancamento, Id_Produtora, Id_Categoria) VALUES (“Halo 3”, <text:s/>2007, 3, 4 );</text:p>
      <text:p text:style-name="Standard">INSERT INTO Jogo (Nome, Ano_Lancamento, Id_Produtora, Id_Categoria) VALUES (“Gears of War”, <text:s/>2006, 4, 5);</text:p>
      <text:p text:style-name="Standard"/>
      <text:p text:style-name="Standard"/>
      <text:p text:style-name="P3">TABELA <text:s/>Joga</text:p>
      <text:p text:style-name="Standard"><text:span text:style-name="T2">INSERT INTO Joga</text:span> (<text:span text:style-name="T3">Id_Jogador, Id_Jogo, Id_Console</text:span>, Nota, Ano_Jogou) VALUES (2, 1, 1, 8, 2006 );</text:p>
      <text:p text:style-name="Standard"><text:span text:style-name="T2">INSERT INTO Joga</text:span> (<text:span text:style-name="T3">Id_Jogador, Id_Jogo, Id_Console</text:span>, Nota, Ano_Jogou) VALUES (2, 2, 2, 10, 2011 );</text:p>
      <text:p text:style-name="Standard"><text:span text:style-name="T2">INSERT INTO Joga</text:span> (<text:span text:style-name="T3">Id_Jogador, Id_Jogo, Id_Console</text:span>, Nota, Ano_Jogou) VALUES (4, 3, 4, 9, 2009);</text:p>
      <text:p text:style-name="Standard"><text:span text:style-name="T2">INSERT INTO Joga</text:span> (<text:span text:style-name="T3">Id_Jogador, Id_Jogo, Id_Console</text:span>, Nota, Ano_Jogou) VALUES (3, 4, 6, 7, 2007);</text:p>
      <text:p text:style-name="Standard"><text:span text:style-name="T2">INSERT INTO Joga</text:span> (<text:span text:style-name="T3">Id_Jogador, Id_Jogo, Id_Console</text:span>, Nota, Ano_Jogou) VALUES (5, 5, 3, 8, 2010);</text:p>
      <text:p text:style-name="Standard"/>
      <text:p text:style-name="P2">Obs.: As tabelas foram cadastradas com dados pesquisados no site do Wikipéd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3T19:29:51.58</meta:creation-date>
    <dc:date>2016-05-18T16:04:20.97</dc:date>
    <meta:editing-duration>PT3H23M41S</meta:editing-duration>
    <meta:editing-cycles>9</meta:editing-cycles>
    <meta:generator>LibreOffice/3.4$Win32 LibreOffice_project/340m1$Build-502</meta:generator>
    <meta:document-statistic meta:table-count="0" meta:image-count="1" meta:object-count="0" meta:page-count="4" meta:paragraph-count="128" meta:word-count="708" meta:character-count="5437" meta:non-whitespace-character-count="4781"/>
  </office:meta>
</office:document-meta>
</file>